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4cm" fo:min-width="5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74cm" fo:min-width="3.501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6cm" fo:min-width="3.667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62cm" fo:min-width="3.667cm"/>
      <style:paragraph-properties style:writing-mode="lr-tb"/>
    </style:style>
    <style:style style:name="gr7" style:family="graphic" style:parent-style-name="standard">
      <style:graphic-properties svg:stroke-color="#000000" draw:marker-start="" draw:marker-start-width="0.3cm" draw:marker-end="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" style:family="graphic" style:parent-style-name="standard">
      <style:graphic-properties svg:stroke-color="#000000" draw:fill="none" draw:textarea-vertical-align="middle" draw:auto-grow-height="false" fo:min-height="2.832cm" fo:min-width="0cm" fo:wrap-option="wrap"/>
      <style:paragraph-properties style:writing-mode="lr-tb"/>
    </style:style>
    <style:style style:name="gr10" style:family="graphic" style:parent-style-name="standard">
      <style:graphic-properties svg:stroke-color="#000000" draw:fill="none" draw:textarea-vertical-align="middle" draw:auto-grow-height="false" fo:min-height="2.734cm" fo:min-width="0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4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7.787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0.722cm" fo:min-width="7.044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fo:min-height="14.986cm"/>
      <style:paragraph-properties style:writing-mode="lr-tb"/>
    </style:style>
    <style:style style:name="pr6" style:family="presentation" style:parent-style-name="master-title">
      <style:graphic-properties draw:auto-grow-height="true" fo:min-height="1.741cm"/>
      <style:paragraph-properties style:writing-mode="lr-tb"/>
    </style:style>
    <style:style style:name="pr7" style:family="presentation" style:parent-style-name="master-outline1">
      <style:graphic-properties fo:min-height="1.857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ster-title">
      <style:graphic-properties draw:auto-grow-height="true" fo:min-height="1.56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966cm"/>
      <style:paragraph-properties style:writing-mode="lr-tb"/>
    </style:style>
    <style:style style:name="pr11" style:family="presentation" style:parent-style-name="master-outline1">
      <style:graphic-properties fo:min-height="14.15cm"/>
      <style:paragraph-properties style:writing-mode="lr-tb"/>
    </style:style>
    <style:style style:name="pr12" style:family="presentation" style:parent-style-name="master-title">
      <style:graphic-properties fo:min-height="1.737cm"/>
      <style:paragraph-properties style:writing-mode="lr-tb"/>
    </style:style>
    <style:style style:name="pr13" style:family="presentation" style:parent-style-name="master-outline1">
      <style:graphic-properties fo:min-height="6.618cm"/>
      <style:paragraph-properties style:writing-mode="lr-tb"/>
    </style:style>
    <style:style style:name="pr14" style:family="presentation" style:parent-style-name="master-notes">
      <style:graphic-properties draw:fill-color="#ffffff" fo:min-height="14.766cm"/>
      <style:paragraph-properties style:writing-mode="lr-tb"/>
    </style:style>
    <style:style style:name="pr15" style:family="presentation" style:parent-style-name="master-notes">
      <style:graphic-properties draw:fill-color="#ffffff" fo:min-height="13.364cm"/>
      <style:paragraph-properties style:writing-mode="lr-tb"/>
    </style:style>
    <style:style style:name="pr16" style:family="presentation" style:parent-style-name="master-outline1" style:list-style-name="L4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left="0cm" fo:margin-right="0cm" fo:margin-top="0cm" fo:margin-bottom="0.4cm" fo:text-indent="0cm" style:writing-mode="lr-tb"/>
      <style:text-properties fo:language="ru" fo:country="RU"/>
    </style:style>
    <style:style style:name="P11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2" style:family="paragraph">
      <style:paragraph-properties fo:margin-top="0cm" fo:margin-bottom="0.4cm"/>
    </style:style>
    <style:style style:name="P13" style:family="paragraph">
      <style:paragraph-properties fo:margin-top="0cm" fo:margin-bottom="0.2cm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16" style:family="paragraph">
      <style:paragraph-properties fo:margin-left="0cm" fo:margin-right="0cm" fo:margin-top="0cm" fo:margin-bottom="0.2cm" fo:text-indent="0cm" style:writing-mode="lr-tb"/>
    </style:style>
    <style:style style:name="P17" style:family="paragraph">
      <style:paragraph-properties fo:margin-top="0cm" fo:margin-bottom="0.2cm" style:writing-mode="lr-tb"/>
    </style:style>
    <style:style style:name="P18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language="ru" fo:country="RU"/>
    </style:style>
    <style:style style:name="P19" style:family="paragraph"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20" style:family="paragraph">
      <loext:graphic-properties draw:fill-color="#ffffff"/>
      <style:paragraph-properties fo:text-align="center" style:writing-mode="lr-tb"/>
      <style:text-properties fo:font-size="16pt" fo:language="ru" fo:country="RU" style:font-size-asian="16pt" style:font-size-complex="16pt"/>
    </style:style>
    <style:style style:name="P21" style:family="paragraph">
      <style:paragraph-properties fo:text-align="center" style:writing-mode="lr-tb"/>
      <style:text-properties fo:language="ru" fo:country="RU"/>
    </style:style>
    <style:style style:name="P22" style:family="paragraph">
      <loext:graphic-properties draw:fill-color="#ffffff"/>
      <style:paragraph-properties fo:text-align="center" style:writing-mode="lr-tb"/>
      <style:text-properties fo:language="ru" fo:country="RU"/>
    </style:style>
    <style:style style:name="P23" style:family="paragraph"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7" style:family="paragraph">
      <loext:graphic-properties draw:fill="solid" draw:fill-color="#ffffd7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text-align="start" style:writing-mode="lr-tb"/>
      <style:text-properties style:font-name="Liberation Mono" fo:font-size="18pt" fo:language="ru" fo:country="RU"/>
    </style:style>
    <style:style style:name="P29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0" style:family="paragraph">
      <style:paragraph-properties fo:margin-left="0cm" fo:margin-right="0cm" fo:margin-top="0cm" fo:margin-bottom="0.2cm" fo:text-indent="0cm"/>
    </style:style>
    <style:style style:name="P31" style:family="paragraph">
      <style:paragraph-properties fo:margin-top="0cm" fo:margin-bottom="0.4cm" style:writing-mode="lr-tb"/>
      <style:text-properties fo:language="ru" fo:country="RU"/>
    </style:style>
    <style:style style:name="P32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fo:language="ru" fo:country="RU"/>
    </style:style>
    <style:style style:name="P33" style:family="paragraph">
      <style:paragraph-properties fo:margin-top="0cm" fo:margin-bottom="0.8cm"/>
    </style:style>
    <style:style style:name="P34" style:family="paragraph">
      <style:paragraph-properties fo:margin-left="0cm" fo:margin-right="0cm" fo:margin-top="0cm" fo:margin-bottom="0.5cm" fo:text-indent="0cm"/>
    </style:style>
    <style:style style:name="P35" style:family="paragraph">
      <loext:graphic-properties draw:fill-color="#ffffff"/>
      <style:paragraph-properties style:writing-mode="lr-tb"/>
      <style:text-properties fo:language="ru" fo:country="RU"/>
    </style:style>
    <style:style style:name="P36" style:family="paragraph">
      <style:paragraph-properties fo:margin-top="0cm" fo:margin-bottom="0.4cm" style:writing-mode="lr-tb"/>
      <style:text-properties fo:color="#000000" loext:opacity="100%" fo:font-size="26pt" fo:language="ru" fo:country="RU" style:font-size-asian="26pt" style:font-size-complex="26pt"/>
    </style:style>
    <style:style style:name="P37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loext:opacity="100%" style:font-name="Liberation Sans3" fo:font-size="14pt" fo:language="ru" fo:country="RU" style:font-size-asian="14pt" style:font-size-complex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1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color="#000000" loext:opacity="100%" fo:font-size="22pt" fo:language="ru" fo:country="RU" style:font-size-asian="22pt" style:font-size-complex="22pt"/>
    </style:style>
    <style:style style:name="T15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6pt" fo:language="ru" fo:country="RU" style:font-size-asian="16pt" style:font-size-complex="16pt"/>
    </style:style>
    <style:style style:name="T17" style:family="text">
      <style:text-properties style:font-name="Liberation Sans1" style:font-name-asian="Liberation Sans1" style:font-name-complex="Liberation Sans1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2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1" style:font-size-complex="14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Mono" fo:font-size="18pt" fo:language="ru" fo:country="RU"/>
    </style:style>
    <style:style style:name="T26" style:family="text">
      <style:text-properties fo:font-size="22pt" fo:language="ru" fo:country="RU" style:font-size-asian="22pt" style:font-size-complex="22pt"/>
    </style:style>
    <style:style style:name="T27" style:family="text">
      <style:text-properties fo:font-size="28pt" fo:language="ru" fo:country="RU" style:font-size-asian="28pt" style:font-size-complex="28pt"/>
    </style:style>
    <style:style style:name="T28" style:family="text">
      <style:text-properties fo:font-size="14pt" fo:language="ru" fo:country="RU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28.1000003814697pt" style:font-style-asian="normal" style:font-weight-asian="normal" style:font-name-complex="Free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4pt" fo:language="ru" fo:country="RU" fo:font-style="italic" style:font-style-asian="italic" style:font-style-complex="italic"/>
    </style:style>
    <style:style style:name="T31" style:family="text">
      <style:text-properties style:use-window-font-color="true" loext:opacity="0%" fo:font-size="14pt" fo:language="ru" fo:country="RU" style:text-underline-style="solid" style:text-underline-width="auto" style:text-underline-color="font-color" fo:background-color="transparent" style:font-size-asian="14pt" style:font-size-complex="14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28.1000003814697pt" style:font-weight-asian="normal" style:font-name-complex="FreeSans1" style:font-size-complex="28.1000003814697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28.1000003814697pt" style:font-style-asian="italic" style:font-weight-asian="normal" style:font-name-complex="FreeSans1" style:font-size-complex="28.1000003814697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4pt" fo:language="ru" fo:country="RU" fo:font-style="normal" style:font-style-asian="normal" style:font-style-complex="normal"/>
    </style:style>
    <style:style style:name="T36" style:family="text">
      <style:text-properties fo:color="#000000" loext:opacity="100%" fo:font-size="26pt" fo:language="ru" fo:country="RU" style:font-size-asian="26pt" style:font-size-complex="26pt"/>
    </style:style>
    <style:style style:name="T37" style:family="text">
      <style:text-properties fo:color="#000000" loext:opacity="100%" style:font-name="Liberation Sans3" fo:font-size="14pt" fo:language="ru" fo:country="RU" style:font-size-asian="14pt" style:font-size-complex="14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font-name="Liberation Sans3" fo:font-size="14pt" fo:language="ru" fo:country="RU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Планировщик заданий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2">Назначение</text:span></text:p>
            <text:p text:style-name="P9"><text:span text:style-name="T12">Архитектура</text:span></text:p>
            <text:p text:style-name="P9"><text:span text:style-name="T12">Планируемые задания</text:span></text:p>
            <text:p text:style-name="P9"><text:span text:style-name="T12">Управление и наблюдение</text:span></text:p>
            <text:p text:style-name="P9"><text:span text:style-name="T12">Разовые задания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Назначение</text:span></text:p>
          </draw:text-box>
        </draw:frame>
        <draw:frame presentation:style-name="pr7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13">Расширение pgpro_scheduler</text:span></text:p>
                <text:list>
                  <text:list-item>
                    <text:p text:style-name="P13"><text:span text:style-name="T14">планировщик периодических (планируемых) и разовых заданий</text:span></text:p>
                  </text:list-item>
                  <text:list-item>
                    <text:p text:style-name="P13"><text:span text:style-name="T14">предоставляет возможности мониторинга</text:span></text:p>
                  </text:list-item>
                  <text:list-item>
                    <text:p text:style-name="P14"><text:span text:style-name="T14">обеспечивает разграничение прав</text:span></text:p>
                  </text:list-item>
                </text:list>
              </text:list-item>
              <text:list-item>
                <text:p text:style-name="P12"><text:span text:style-name="T13">Задание — команды SQL</text:span></text:p>
                <text:list>
                  <text:list-item>
                    <text:p text:style-name="P13"><text:span text:style-name="T14">каждая команда в отдельной транзакции или все в одно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8" draw:layer="layout" svg:width="16.799cm" svg:height="13.364cm" svg:x="2.1cm" svg:y="14.107cm" presentation:class="notes" presentation:user-transformed="true">
            <draw:text-box>
              <text:p text:style-name="P16"><text:span text:style-name="T8">Планировщик заданий требуется для периодического запуска заданий по расписанию, а также для запуска разовых отложенных заданий.</text:span><text:span text:style-name="T8"><text:line-break/></text:span><text:span text:style-name="T8">В Postgres Pro </text:span><text:span text:style-name="T6">планировщик реализован в виде расширения pgpro_scheduler.</text:span></text:p>
              <text:p text:style-name="P16"><text:span text:style-name="T6">С его помощью можно планировать регулярные задачи администрирования без доступа к файловой системе сервера и необходимости использования внешнего программного обеспечения.</text:span></text:p>
              <text:p text:style-name="P16"><text:span text:style-name="T6">Задание планировщика состоит из команд SQL, которые могут быть выполнены как в одной транзакции, так и в разных.</text:span></text:p>
              <text:p text:style-name="P16"><text:span text:style-name="T6">Планировщик заданий pgpro_scheduler позволяет управлять как периодическими (планируемыми), так и разовыми заданиями, а также наблюдать за ходом их выполнения. Планировщик заданий pgpro_scheduler обеспечивает разделение полномочий: каждое задание принадлежит определенному пользователю и выполняется от его имени.</text:span></text:p>
              <text:p text:style-name="P16"><text:span text:style-name="T15"><text:a xlink:href="https://postgrespro.ru/docs/enterprise/16/pgpro-scheduler" xlink:type="simple">https://postgrespro.ru/docs/enterprise/16/pgpro-scheduler</text:a></text:span></text:p>
              <text:p text:style-name="P16"><text:span text:style-name="T6"/></text:p>
              <text:p text:style-name="P17"><text:span text:style-name="T11"/></text:p>
              <text:p text:style-name="P17"><text:span text:style-name="T11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37cm" svg:x="1.4cm" svg:y="0.837cm" presentation:class="title">
          <draw:text-box>
            <text:p><text:span text:style-name="T11">Архитектура</text:span></text:p>
          </draw:text-box>
        </draw:frame>
        <draw:custom-shape draw:style-name="gr3" draw:text-style-name="P20" xml:id="id5" draw:id="id5" draw:layer="layout" svg:width="6cm" svg:height="1.39cm" svg:x="4.5cm" svg:y="4.87cm">
          <text:p text:style-name="P19"><text:span text:style-name="T16">scheduler supervisor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xml:id="id6" draw:id="id6" draw:layer="layout" svg:width="4cm" svg:height="2.117cm" svg:x="1.414cm" svg:y="8.48cm">
          <text:p text:style-name="P21"><text:span text:style-name="T11">DB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2" xml:id="id1" draw:id="id1" draw:layer="layout" svg:width="4cm" svg:height="2.117cm" svg:x="10.214cm" svg:y="8.481cm">
          <text:p text:style-name="P21"><text:span text:style-name="T11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0" xml:id="id2" draw:id="id2" draw:layer="layout" svg:width="4.167cm" svg:height="1.11cm" svg:x="12.919cm" svg:y="10.85cm">
          <text:p text:style-name="P19"><text:span text:style-name="T16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3" draw:id="id3" draw:layer="layout" svg:width="4.167cm" svg:height="1.112cm" svg:x="12.919cm" svg:y="12.346cm">
          <text:p text:style-name="P19"><text:span text:style-name="T16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4" draw:id="id4" draw:layer="layout" svg:width="4.167cm" svg:height="1.112cm" svg:x="12.919cm" svg:y="14.342cm">
          <text:p text:style-name="P19"><text:span text:style-name="T16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3" draw:layer="layout" svg:x1="12.214cm" svg:y1="10.598cm" svg:x2="12.919cm" svg:y2="11.405cm" draw:start-shape="id1" draw:start-glue-point="7" draw:end-shape="id2" draw:end-glue-point="3" svg:d="M12214 10598v807h705" svg:viewBox="0 0 706 808">
          <text:p/>
        </draw:connector>
        <draw:connector draw:style-name="gr7" draw:text-style-name="P23" draw:layer="layout" svg:x1="12.214cm" svg:y1="10.598cm" svg:x2="12.919cm" svg:y2="12.902cm" draw:start-shape="id1" draw:start-glue-point="7" draw:end-shape="id3" draw:end-glue-point="3" svg:d="M12214 10598v2304h705" svg:viewBox="0 0 706 2305">
          <text:p/>
        </draw:connector>
        <draw:connector draw:style-name="gr7" draw:text-style-name="P23" draw:layer="layout" svg:x1="12.214cm" svg:y1="10.598cm" svg:x2="12.919cm" svg:y2="14.898cm" draw:start-shape="id1" draw:start-glue-point="7" draw:end-shape="id4" draw:end-glue-point="3" svg:d="M12214 10598v4300h705" svg:viewBox="0 0 706 4301">
          <text:p/>
        </draw:connector>
        <draw:connector draw:style-name="gr7" draw:text-style-name="P23" draw:layer="layout" svg:x1="7.5cm" svg:y1="6.26cm" svg:x2="10.214cm" svg:y2="9.54cm" draw:start-shape="id5" draw:start-glue-point="2" draw:end-shape="id1" draw:end-glue-point="6" svg:d="M7500 6260v3280h2714" svg:viewBox="0 0 2715 3281">
          <text:p/>
        </draw:connector>
        <draw:connector draw:style-name="gr7" draw:text-style-name="P23" draw:layer="layout" svg:x1="7.5cm" svg:y1="6.26cm" svg:x2="5.414cm" svg:y2="9.539cm" draw:start-shape="id5" draw:start-glue-point="2" draw:end-shape="id6" draw:end-glue-point="8" svg:d="M7500 6260v3279h-2086" svg:viewBox="0 0 2087 3280">
          <text:p/>
        </draw:connector>
        <draw:custom-shape draw:style-name="gr5" draw:text-style-name="P20" xml:id="id7" draw:id="id7" draw:layer="layout" svg:width="4.167cm" svg:height="1.11cm" svg:x="4.045cm" svg:y="10.851cm">
          <text:p text:style-name="P19"><text:span text:style-name="T16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8" draw:id="id8" draw:layer="layout" svg:width="4.167cm" svg:height="1.112cm" svg:x="4.045cm" svg:y="15.947cm">
          <text:p text:style-name="P19"><text:span text:style-name="T16">at-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9" draw:id="id9" draw:layer="layout" svg:width="4.167cm" svg:height="1.112cm" svg:x="4.045cm" svg:y="17.842cm">
          <text:p text:style-name="P19"><text:span text:style-name="T16">at-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3" draw:layer="layout" svg:x1="3.414cm" svg:y1="10.597cm" svg:x2="4.045cm" svg:y2="11.406cm" draw:start-shape="id6" draw:start-glue-point="7" draw:end-shape="id7" draw:end-glue-point="3" svg:d="M3414 10597v809h631" svg:viewBox="0 0 632 810">
          <text:p/>
        </draw:connector>
        <draw:connector draw:style-name="gr7" draw:text-style-name="P23" draw:layer="layout" svg:x1="3.414cm" svg:y1="10.597cm" svg:x2="4.045cm" svg:y2="16.503cm" draw:start-shape="id6" draw:start-glue-point="7" draw:end-shape="id8" draw:end-glue-point="3" svg:d="M3414 10597v5906h631" svg:viewBox="0 0 632 5907">
          <text:p/>
        </draw:connector>
        <draw:connector draw:style-name="gr7" draw:text-style-name="P23" draw:layer="layout" svg:x1="3.414cm" svg:y1="10.597cm" svg:x2="4.045cm" svg:y2="18.398cm" draw:start-shape="id6" draw:start-glue-point="7" draw:end-shape="id9" draw:end-glue-point="3" svg:d="M3414 10597v7801h631" svg:viewBox="0 0 632 7802">
          <text:p/>
        </draw:connector>
        <draw:custom-shape draw:style-name="gr6" draw:text-style-name="P20" xml:id="id10" draw:id="id10" draw:layer="layout" svg:width="4.167cm" svg:height="1.112cm" svg:x="12.919cm" svg:y="15.946cm">
          <text:p text:style-name="P19"><text:span text:style-name="T16">at-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11" draw:id="id11" draw:layer="layout" svg:width="4.167cm" svg:height="1.112cm" svg:x="12.919cm" svg:y="17.842cm">
          <text:p text:style-name="P19"><text:span text:style-name="T16">at-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4" draw:layer="layout" svg:width="1.137cm" svg:height="0.962cm" svg:x="14.434cm" svg:y="13.266cm">
          <draw:text-box>
            <text:p><text:span text:style-name="T17">…</text:span></text:p>
          </draw:text-box>
        </draw:frame>
        <draw:connector draw:style-name="gr7" draw:text-style-name="P23" draw:layer="layout" svg:x1="12.214cm" svg:y1="10.598cm" svg:x2="12.919cm" svg:y2="16.502cm" draw:start-shape="id1" draw:start-glue-point="7" draw:end-shape="id10" draw:end-glue-point="3" svg:d="M12214 10598v5904h705" svg:viewBox="0 0 706 5905">
          <text:p/>
        </draw:connector>
        <draw:connector draw:style-name="gr7" draw:text-style-name="P23" draw:layer="layout" svg:x1="12.214cm" svg:y1="10.598cm" svg:x2="12.919cm" svg:y2="18.398cm" draw:start-shape="id1" draw:start-glue-point="7" draw:end-shape="id11" draw:end-glue-point="3" svg:d="M12214 10598v7800h705" svg:viewBox="0 0 706 7801">
          <text:p/>
        </draw:connector>
        <draw:frame draw:style-name="gr8" draw:text-style-name="P24" draw:layer="layout" svg:width="1.137cm" svg:height="0.962cm" svg:x="14.434cm" svg:y="16.766cm">
          <draw:text-box>
            <text:p><text:span text:style-name="T17">…</text:span></text:p>
          </draw:text-box>
        </draw:frame>
        <draw:frame draw:style-name="gr8" draw:text-style-name="P24" draw:layer="layout" svg:width="1.137cm" svg:height="0.962cm" svg:x="5.56cm" svg:y="16.866cm">
          <draw:text-box>
            <text:p><text:span text:style-name="T17">…</text:span></text:p>
          </draw:text-box>
        </draw:frame>
        <draw:custom-shape draw:style-name="gr9" draw:text-style-name="P25" draw:layer="layout" svg:width="0.498cm" svg:height="3.202cm" draw:transform="rotate (-3.14159265358979) translate (17.904cm 15.502cm)">
          <text:p/>
          <draw:enhanced-geometry svg:viewBox="0 0 21600 21600" draw:mirror-horizontal="false" draw:mirror-vertical="false" draw:glue-points="21600 0 0 10800 21600 21600" draw:text-areas="13800 ?f9 21600 ?f10" draw:type="left-brace" draw:modifiers="1297.8798259420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25" draw:layer="layout" svg:width="0.498cm" svg:height="3.1cm" draw:transform="rotate (-3.14159265358979) translate (17.904cm 19cm)">
          <text:p/>
          <draw:enhanced-geometry svg:viewBox="0 0 21600 21600" draw:mirror-horizontal="false" draw:mirror-vertical="false" draw:glue-points="21600 0 0 10800 21600 21600" draw:text-areas="13800 ?f9 21600 ?f10" draw:type="left-brace" draw:modifiers="1297.8798259420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26" draw:layer="layout" svg:width="6.958cm" svg:height="1.361cm" svg:x="18.136cm" svg:y="13.22cm">
          <draw:text-box>
            <text:p><text:span text:style-name="T18">для планируемых заданий</text:span></text:p>
            <text:p><text:span text:style-name="T19">schedule.max_workers</text:span><text:span text:style-name="T20"> = 5</text:span></text:p>
          </draw:text-box>
        </draw:frame>
        <draw:frame draw:style-name="gr12" draw:text-style-name="P26" draw:layer="layout" svg:width="8.287cm" svg:height="1.361cm" svg:x="18.136cm" svg:y="16.721cm">
          <draw:text-box>
            <text:p><text:span text:style-name="T18">для разовых заданий</text:span></text:p>
            <text:p><text:span text:style-name="T19">schedule.max_parallel_workers</text:span><text:span text:style-name="T20"> = 3</text:span></text:p>
          </draw:text-box>
        </draw:frame>
        <draw:custom-shape draw:style-name="gr6" draw:text-style-name="P20" xml:id="id12" draw:id="id12" draw:layer="layout" svg:width="4.167cm" svg:height="1.112cm" svg:x="4.045cm" svg:y="12.347cm">
          <text:p text:style-name="P19"><text:span text:style-name="T16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0" xml:id="id13" draw:id="id13" draw:layer="layout" svg:width="4.167cm" svg:height="1.112cm" svg:x="4.045cm" svg:y="14.343cm">
          <text:p text:style-name="P19"><text:span text:style-name="T16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3" draw:layer="layout" svg:x1="3.414cm" svg:y1="10.597cm" svg:x2="4.045cm" svg:y2="12.903cm" draw:start-shape="id6" draw:start-glue-point="7" draw:end-shape="id12" draw:end-glue-point="3" svg:d="M3414 10597v2306h631" svg:viewBox="0 0 632 2307">
          <text:p/>
        </draw:connector>
        <draw:connector draw:style-name="gr7" draw:text-style-name="P23" draw:layer="layout" svg:x1="3.414cm" svg:y1="10.597cm" svg:x2="4.045cm" svg:y2="14.899cm" draw:start-shape="id6" draw:start-glue-point="7" draw:end-shape="id13" draw:end-glue-point="3" svg:d="M3414 10597v4302h631" svg:viewBox="0 0 632 4303">
          <text:p/>
        </draw:connector>
        <draw:frame draw:style-name="gr8" draw:text-style-name="P24" draw:layer="layout" svg:width="1.137cm" svg:height="0.962cm" svg:x="5.56cm" svg:y="13.267cm">
          <draw:text-box>
            <text:p><text:span text:style-name="T17">…</text:span></text:p>
          </draw:text-box>
        </draw:frame>
        <draw:custom-shape draw:style-name="gr13" draw:text-style-name="P27" draw:layer="layout" svg:width="10.72cm" svg:height="1.38cm" svg:x="8.33cm" svg:y="6.604cm">
          <text:p text:style-name="P23"><text:span text:style-name="T19">schedule.database</text:span><text:span text:style-name="T18"> = 'DB1,DB2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89.62783322451 33268.06661839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0" draw:text-style-name="P18" draw:layer="layout" svg:width="16.799cm" svg:height="13.966cm" svg:x="2.1cm" svg:y="14.107cm" presentation:class="notes" presentation:user-transformed="true">
            <draw:text-box>
              <text:p text:style-name="P16"><text:span text:style-name="T8">Планировщик задач использует механизм фоновых рабочих процессов.</text:span></text:p>
              <text:p text:style-name="P16"><text:span text:style-name="T8">Основной процесс-диспетчер планировщика (один на весь кластер баз данных)</text:span><text:span text:style-name="T6"> запускается функцией schedule.enable, а для автоматического его запуска при старте сервера нужно установить параметр </text:span><text:span text:style-name="T21">schedule.auto_enabled</text:span><text:span text:style-name="T22"> = true.</text:span></text:p>
              <text:p text:style-name="P16"><text:span text:style-name="T23">Диспетчерский процесс проверяет настройки и для каждой из указанных в параметре </text:span><text:span text:style-name="T24">schedule.database</text:span><text:span text:style-name="T8"> баз данных запускает отдельный процесс-менеджер. Также сразу запускаются обработчики разовых заданий планировщика, их к</text:span><text:span text:style-name="T6">оличество ограничено значением </text:span><text:span text:style-name="T21">schedule.max_parallel_workers</text:span><text:span text:style-name="T6">.</text:span></text:p>
              <text:p text:style-name="P16"><text:span text:style-name="T6">Максимальное количество обработчиков для планируемых заданий</text:span><text:span text:style-name="T6"><text:line-break/></text:span><text:span text:style-name="T6">в каждой базе ограничено параметром </text:span><text:span text:style-name="T21">schedule.max_workers</text:span><text:span text:style-name="T6">.</text:span></text:p>
              <text:p text:style-name="P16"><text:span text:style-name="T8">Оба ограничения можно задавать на уровне базы данных командой ALTER DATABASE. Обработчики планируемых и </text:span><text:span text:style-name="T6">разовых заданий работают независимо.</text:span></text:p>
              <text:p text:style-name="P16"><text:span text:style-name="T6">При этом общее количество рабочих процессов сервера ограничено параметром </text:span><text:span text:style-name="T21">max_worker_processes</text:span><text:span text:style-name="T6">, его значение должно учитывать потребности других задач, использующих фоновые процессы.</text:span></text:p>
              <text:p text:style-name="P16"><text:span text:style-name="T6">Если нет свободных процессов для выполнения, задание будет ожидать освобождения обработчика. По умолчанию время ожидания не ограничено, поэтому, планируя задание, разумно указывать ограничение времени, при превышении которого pgpro_scheduler отменит выполнение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2T14">
        <office:forms form:automatic-focus="false" form:apply-design-mode="false"/>
        <draw:frame presentation:style-name="pr12" draw:text-style-name="P8" draw:layer="layout" svg:width="19.8cm" svg:height="1.737cm" svg:x="1.4cm" svg:y="0.837cm" presentation:class="title" presentation:user-transformed="true">
          <draw:text-box>
            <text:p><text:span text:style-name="T11">Планирование заданий</text:span></text:p>
          </draw:text-box>
        </draw:frame>
        <draw:frame presentation:style-name="pr13" draw:text-style-name="P31" draw:layer="layout" svg:width="25.6cm" svg:height="13.742cm" svg:x="1.2cm" svg:y="4.8cm" presentation:class="outline" presentation:user-transformed="true">
          <draw:text-box>
            <text:list text:style-name="L3">
              <text:list-item>
                <text:p text:style-name="P12"><text:span text:style-name="T11">Команды SQL</text:span></text:p>
                <text:list>
                  <text:list-item>
                    <text:p text:style-name="P14"><text:span text:style-name="T26">выполняются в одной или в нескольких транзакциях</text:span></text:p>
                  </text:list-item>
                </text:list>
              </text:list-item>
              <text:list-item>
                <text:p text:style-name="P12"><text:span text:style-name="T11">Расписание</text:span></text:p>
                <text:list>
                  <text:list-item>
                    <text:p text:style-name="P30"><text:span text:style-name="T26">в формате cron</text:span></text:p>
                  </text:list-item>
                  <text:list-item>
                    <text:p text:style-name="P30"><text:span text:style-name="T26">массив дат</text:span></text:p>
                  </text:list-item>
                  <text:list-item>
                    <text:p text:style-name="P30"><text:span text:style-name="T26">объект JSON</text:span></text:p>
                  </text:list-item>
                  <text:list-item>
                    <text:p text:style-name="P30"><text:span text:style-name="T26">выражение SQL ­— время следующего запуска</text:span></text:p>
                  </text:list-item>
                  <text:list-item>
                    <text:p text:style-name="P14"><text:span text:style-name="T26">диапазон времени</text:span></text:p>
                  </text:list-item>
                </text:list>
              </text:list-item>
              <text:list-item>
                <text:p text:style-name="P9"><text:span text:style-name="T27">Дополнительные условия</text:span></text:p>
                <text:list>
                  <text:list-item>
                    <text:p><text:span text:style-name="T26">пользователь, длительность, время ожидания, обработчик ошибок</text:span></text:p>
                  </text:list-item>
                  <text:list-item>
                    <text:p text:style-name="P30"><text:span text:style-name="T2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4" draw:text-style-name="P32" draw:layer="layout" svg:width="16.799cm" svg:height="14.766cm" svg:x="2.1cm" svg:y="14.107cm" presentation:class="notes" presentation:user-transformed="true">
            <draw:text-box>
              <text:p text:style-name="P30"><text:span text:style-name="T28">Функция schedule.create_job позволяет запланировать периодическое задание. Параметры планирования задаются в виде одного объекта jsonb. </text:span></text:p>
              <text:p text:style-name="P30"><text:span text:style-name="T29">Атрибут </text:span><text:span text:style-name="T30">commands</text:span><text:span text:style-name="T28"> задает одну или несколько команд для выполнения. Если задать команды в виде символьной строки, они выполнятся</text:span><text:span text:style-name="T28"><text:line-break/></text:span><text:span text:style-name="T28">в одной транзакции. Если же задан массив строк, то каждому элементу массива будет соответствовать отдельная транзакция.</text:span></text:p>
              <text:p text:style-name="P30"><text:span text:style-name="T28">Расписание для задания задается атрибутами: </text:span></text:p>
              <text:list text:style-name="L1">
                <text:list-item>
                  <text:p text:style-name="P30"><text:span text:style-name="T30">cron</text:span><text:span text:style-name="T28"> — в формате crontab;</text:span></text:p>
                </text:list-item>
                <text:list-item>
                  <text:p text:style-name="P30"><text:span text:style-name="T30">dates</text:span><text:span text:style-name="T28"> — значение или массив значений типа timestamptz;</text:span></text:p>
                </text:list-item>
                <text:list-item>
                  <text:p text:style-name="P30"><text:span text:style-name="T30">rule</text:span><text:span text:style-name="T28"> — объектом jsonb.</text:span></text:p>
                </text:list-item>
              </text:list>
              <text:p text:style-name="P16"><text:span text:style-name="T8">Атрибутами </text:span><text:span text:style-name="T24">start_date</text:span><text:span text:style-name="T8"> и </text:span><text:span text:style-name="T24">end_date</text:span><text:span text:style-name="T8"> можно ограничить время, в которое задание может выполняться; вне диапазона </text:span><text:span text:style-name="T6">работающее задание будет остановлено, а новое не запустится.</text:span></text:p>
              <text:p text:style-name="P16"><text:span text:style-name="T8">Время следующего запуска задания будет определяться динамически, если в атрибуте </text:span><text:span text:style-name="T24">next_time_statement</text:span><text:span text:style-name="T8"> </text:span><text:span text:style-name="T6">задать SQL-выражение. Оно вычисляется после каждого выполнения задания.</text:span></text:p>
              <text:p text:style-name="P16"><text:span text:style-name="T6">Также можно запланировать выполнение задания с правами другого пользователя (атрибут </text:span><text:span text:style-name="T21">run_as</text:span><text:span text:style-name="T6">), ограничить длительность выполнения</text:span><text:span text:style-name="T6"><text:line-break/></text:span><text:span text:style-name="T6">и ожидания, подключить обработчик ошибок в виде SQL-команды.</text:span></text:p>
              <text:p text:style-name="P16"><text:span text:style-name="T31"><text:a xlink:href="https://postgrespro.ru/docs/enterprise/16/pgpro-scheduler#PGPRO-SCHEDULER-USAGE" xlink:type="simple">https://postgrespro.ru/docs/enterprise/16/pgpro-scheduler#PGPRO-SCHEDULER-USAGE</text:a>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12" draw:text-style-name="P8" draw:layer="layout" svg:width="19.8cm" svg:height="1.737cm" svg:x="1.4cm" svg:y="0.837cm" presentation:class="title" presentation:user-transformed="true">
          <draw:text-box>
            <text:p><text:span text:style-name="T11">Управление и мониторинг</text:span></text:p>
          </draw:text-box>
        </draw:frame>
        <draw:frame presentation:style-name="pr11" draw:text-style-name="P31" draw:layer="layout" svg:width="25.6cm" svg:height="14.4cm" svg:x="1.2cm" svg:y="4.8cm" presentation:class="outline">
          <draw:text-box>
            <text:list text:style-name="L3">
              <text:list-item>
                <text:p text:style-name="P9"><text:span text:style-name="T11">Управление</text:span></text:p>
                <text:list>
                  <text:list-item>
                    <text:p text:style-name="P13"><text:span text:style-name="T26">изменение свойств</text:span></text:p>
                  </text:list-item>
                  <text:list-item>
                    <text:p text:style-name="P13"><text:span text:style-name="T26">активация</text:span></text:p>
                  </text:list-item>
                  <text:list-item>
                    <text:p text:style-name="P13"><text:span text:style-name="T26">деактивация</text:span></text:p>
                  </text:list-item>
                  <text:list-item>
                    <text:p text:style-name="P14"><text:span text:style-name="T26">удаление</text:span></text:p>
                  </text:list-item>
                </text:list>
              </text:list-item>
              <text:list-item>
                <text:p text:style-name="P12"><text:span text:style-name="T11">Мониторинг</text:span></text:p>
                <text:list>
                  <text:list-item>
                    <text:p text:style-name="P13"><text:span text:style-name="T26">свойства задания</text:span></text:p>
                  </text:list-item>
                  <text:list-item>
                    <text:p text:style-name="P13"><text:span text:style-name="T32">список заданий (</text:span><text:span text:style-name="T26">всех, выполняющихся, выполненных)</text:span></text:p>
                  </text:list-item>
                  <text:list-item>
                    <text:p text:style-name="P13"><text:span text:style-name="T26">список запланированных выполнений</text:span></text:p>
                  </text:list-item>
                  <text:list-item>
                    <text:p text:style-name="P9"><text:span text:style-name="T26">очистка журнала</text:span></text:p>
                  </text:list-item>
                </text:list>
                <text:p text:style-name="P12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5" draw:text-style-name="P32" draw:layer="layout" svg:width="16.799cm" svg:height="13.364cm" svg:x="2.1cm" svg:y="14.107cm" presentation:class="notes" presentation:user-transformed="true">
            <draw:text-box>
              <text:p text:style-name="P30"><text:span text:style-name="T29">Расширение </text:span><text:span text:style-name="T28">pgpro_scheduler использует функции в схеме schedule для управления и мониторинга периодических заданий:</text:span></text:p>
              <text:list text:style-name="L1">
                <text:list-item>
                  <text:p text:style-name="P30"><text:span text:style-name="T28">deactivate_job — деактивировать задание;</text:span></text:p>
                </text:list-item>
                <text:list-item>
                  <text:p text:style-name="P30"><text:span text:style-name="T28">activate_job — активировать задание;</text:span></text:p>
                </text:list-item>
                <text:list-item>
                  <text:p text:style-name="P30"><text:span text:style-name="T28">drop_job — удалить задание;</text:span></text:p>
                </text:list-item>
                <text:list-item>
                  <text:p text:style-name="P30"><text:span text:style-name="T28">get_job — информация о задании;</text:span></text:p>
                </text:list-item>
                <text:list-item>
                  <text:p text:style-name="P30"><text:span text:style-name="T28">get_owned_cron — задания пользователя;</text:span></text:p>
                </text:list-item>
                <text:list-item>
                  <text:p text:style-name="P30"><text:span text:style-name="T28">get_cron — список заданий, выполняемых пользователем;</text:span></text:p>
                </text:list-item>
                <text:list-item>
                  <text:p text:style-name="P30"><text:span text:style-name="T29">get_active_jobs — список выполняющихся </text:span><text:span text:style-name="T28">заданий;</text:span></text:p>
                </text:list-item>
                <text:list-item>
                  <text:p text:style-name="P30"><text:span text:style-name="T28">get_log — список всех завершенных заданий;</text:span></text:p>
                </text:list-item>
                <text:list-item>
                  <text:p text:style-name="P30"><text:span text:style-name="T28">get_user_log — список завершенных заданий пользователя;</text:span></text:p>
                </text:list-item>
                <text:list-item>
                  <text:p text:style-name="P30"><text:span text:style-name="T28">clean_log — удалить все записи о завершенных заданиях.</text:span></text:p>
                </text:list-item>
              </text:list>
              <text:p text:style-name="P30"><text:span text:style-name="T29">Имеется функция timetable, которая возвращает таблицу с описанием всех запланированных выполнений заданий (многократно повторяемых и </text:span><text:span text:style-name="T8">разовых</text:span><text:span text:style-name="T28">), попадающих в заданный диапазон времени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12" draw:text-style-name="P8" draw:layer="layout" svg:width="19.8cm" svg:height="1.737cm" svg:x="1.4cm" svg:y="0.837cm" presentation:class="title" presentation:user-transformed="true">
          <draw:text-box>
            <text:p><text:span text:style-name="T11">Разовые задан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11">Выполнить задание</text:span></text:p>
                <text:list>
                  <text:list-item>
                    <text:p text:style-name="P13"><text:span text:style-name="T26">немедленно</text:span></text:p>
                  </text:list-item>
                  <text:list-item>
                    <text:p text:style-name="P13"><text:span text:style-name="T26">в определенный момент</text:span></text:p>
                  </text:list-item>
                  <text:list-item>
                    <text:p text:style-name="P14"><text:span text:style-name="T26">после завершения других заданий</text:span></text:p>
                  </text:list-item>
                </text:list>
              </text:list-item>
              <text:list-item>
                <text:p text:style-name="P12"><text:span text:style-name="T11">Назначить повторное выполнение</text:span></text:p>
              </text:list-item>
              <text:list-item>
                <text:p text:style-name="P33"><text:span text:style-name="T11">Отменить еще не выполняющееся задание</text:span></text:p>
              </text:list-item>
              <text:list-item>
                <text:p text:style-name="P34"><text:span text:style-name="T13">Работают независимо от запланированных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5" draw:text-style-name="P32" draw:layer="layout" svg:width="16.799cm" svg:height="13.364cm" svg:x="2.1cm" svg:y="14.107cm" presentation:class="notes" presentation:user-transformed="true">
            <draw:text-box>
              <text:p text:style-name="P30"><text:span text:style-name="T33">Функция </text:span><text:span text:style-name="T29">submit_job создает </text:span><text:span text:style-name="T6">разовое</text:span><text:span text:style-name="T28"> задание. </text:span><text:span text:style-name="T29">По умолчанию задание будет выполнено немедленно. Можно задать время запуска параметром </text:span><text:span text:style-name="T34">run_after</text:span><text:span text:style-name="T29">. Также можно в параметре </text:span><text:span text:style-name="T34">depends_on</text:span><text:span text:style-name="T29"> </text:span><text:span text:style-name="T28">передать массив идентификаторов других заданий — в этом случае данное задание будет выполнено сразу после их завершения.</text:span></text:p>
              <text:p text:style-name="P30"><text:span text:style-name="T28">Функция </text:span><text:span text:style-name="T35">resubmit</text:span><text:span text:style-name="T28">, вызванная в SQL-запросе задания, позволяет задать время следующего запуска этого задания.</text:span></text:p>
              <text:p text:style-name="P30"><text:span text:style-name="T28">Функция </text:span><text:span text:style-name="T35">cancel_job</text:span><text:span text:style-name="T28"> отменяет задание. Если задание уже выполняется, оно не будет прервано, но повторно назначить его будет нельзя.</text:span></text:p>
              <text:p text:style-name="P30"><text:span text:style-name="T29">Получить список выполненных и запланированных заданий (как периодических, так и </text:span><text:span text:style-name="T8">разовых)</text:span><text:span text:style-name="T28"> позволяет функция </text:span><text:span text:style-name="T35">timetable</text:span><text:span text:style-name="T28">.</text:span></text:p>
              <text:p text:style-name="P30"><text:span text:style-name="T8">Запланированные и разовые задания выполняются в разных процессах, поэтому они могут работать параллельно.</text:span></text:p>
              <text:p text:style-name="P30"><text:span text:style-name="T28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4" draw:text-style-name="P28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7" draw:text-style-name="P1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2"><text:span text:style-name="T13">Расширение pgpro_scheduler позволяет планировать задания</text:span></text:p>
              </text:list-item>
              <text:list-item>
                <text:p text:style-name="P12"><text:span text:style-name="T13">Задания выполняются либо периодически по расписанию, либо один раз в запланированное время</text:span></text:p>
              </text:list-item>
              <text:list-item>
                <text:p text:style-name="P12"><text:span text:style-name="T13">Задания принадлежат пользователям и выполняются от их имени</text:span></text:p>
              </text:list-item>
              <text:list-item>
                <text:p text:style-name="P12"><text:span text:style-name="T13">Каждое задание выполняется в отдельном процессе</text:span></text:p>
              </text:list-item>
              <text:list-item>
                <text:p text:style-name="P12"><text:span text:style-name="T13">Имеются средства управления и мониторинга заданий</text:span></text:p>
              </text:list-item>
              <text:list-item>
                <text:p text:style-name="P12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Практика</text:span></text:p>
          </draw:text-box>
        </draw:frame>
        <draw:frame presentation:style-name="pr16" draw:text-style-name="P36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2"><text:span text:style-name="T36">Подготовьте систему к работе с расширениями pgpro_scheduler и pg_stat_statements.</text:span></text:p>
              </text:list-item>
              <text:list-item>
                <text:p text:style-name="P12"><text:span text:style-name="T13">Установите расширения pgpro_scheduler</text:span><text:span text:style-name="T13"><text:line-break/></text:span><text:span text:style-name="T13">и pg_stat_statements в базу данных и настройте их.</text:span></text:p>
              </text:list-item>
              <text:list-item>
                <text:p text:style-name="P12"><text:span text:style-name="T13">Запланируйте задание, собирающее статистику</text:span><text:span text:style-name="T13"><text:line-break/></text:span><text:span text:style-name="T13">по наиболее часто выполняемым запросам</text:span><text:span text:style-name="T13"><text:line-break/></text:span><text:span text:style-name="T13">с периодичностью в несколько секунд,</text:span><text:span text:style-name="T13"><text:line-break/></text:span><text:span text:style-name="T13">а также разовое задание, копирующее набранную статистику в файл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5" draw:text-style-name="P37" draw:layer="layout" svg:width="16.799cm" svg:height="13.364cm" svg:x="2.1cm" svg:y="14.107cm" presentation:class="notes" presentation:user-transformed="true">
            <draw:text-box>
              <text:p text:style-name="P16"><text:span text:style-name="T37">1. Для установки расширений потребуется изменить значение параметра shared_preload_libraries с последующей перезагрузкой сервера.</text:span></text:p>
              <text:p text:style-name="P16"><text:span text:style-name="T37">2. Подключив расширения с помощью CREATE EXTENSION, выполните настройку числа рабочих процессов по аналогии с демонстрацией, после чего перечитайте конфигурацию и запустите планировщик.</text:span></text:p>
              <text:p text:style-name="P16"><text:span text:style-name="T38">3. Запустите задание на выполнение с периодичностью, например, раз в двадцать секунд. Задание должно собирать статистику по наиболее часто выполняющимся командам SQL с помощью расширения pg_stat_statements. Для этого создайте таблицу с такой же структурой, как у представления pg_stat_statements, но с дополнительным полем,</text:span><text:span text:style-name="T38"><text:line-break/></text:span><text:span text:style-name="T38">в которое будет записываться момент сбора статистики. Ограничьте время работы периодического задания, например, одной минутой, </text:span><text:span text:style-name="T37">используйте для этого атрибут </text:span><text:span text:style-name="T39">end_date</text:span><text:span text:style-name="T37"> в аргументе функции schedule.create_job. После этого определите разовое задание, которое скопирует собранную статистику в файл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1DT18H7M21S</meta:editing-duration>
    <meta:editing-cycles>763</meta:editing-cycles>
    <meta:generator>LibreOffice/7.3.7.2$Linux_X86_64 LibreOffice_project/30$Build-2</meta:generator>
    <dc:date>2024-11-19T22:27:35.309947392</dc:date>
    <meta:document-statistic meta:object-count="116"/>
    <meta:template xlink:type="simple" xlink:actuate="onRequest" xlink:title="master" xlink:href="../../../../../.config/libreoffice/4/user/template/master.otp" meta:date="2015-06-03T14:43:56.815095550"/>
  </office:meta>
</office:document-meta>
</file>